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527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8.025cm" svg:height="24.527cm" svg:x="1.819cm" svg:y="1.323cm">
          <draw:text-box>
            <text:p text:style-name="P1"><text:span text:style-name="T1">Zainstalowanie StarOffice obok zainstalowanej starszej werrsji tego programmu nie jest ¿adnym problemem. Jeœli jetnak zechcesz póŸniej <text:s/>któr¹œ z zainstalowanych na twom <text:s/>wersji StarOffice.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12cm" fo:margin-left="0.601cm" fo:margin-right="0.65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2000-06-07T12:55:53</meta:creation-date>
    <dc:date>2010-07-30T11:53:37</dc:date>
    <meta:editing-cycles>5</meta:editing-cycles>
    <meta:editing-duration>PT32M37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